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4888" officeooo:paragraph-rsid="001648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m – Juno</text:p>
      <text:p text:style-name="P1"/>
      <text:p text:style-name="P1">Por las dudas, usar la versión 1.38.2 del Atom.</text:p>
      <text:p text:style-name="P1">Si algo anda mal, borrar la carpeta ~/.atom</text:p>
      <text:p text:style-name="P1"/>
      <text:p text:style-name="P1">Instalar el Julia, descomprimiendo el paquete.</text:p>
      <text:p text:style-name="P1">Agregar al path el directorio bin del paquete en el .bashrc.</text:p>
      <text:p text:style-name="P1">Algo del estilo</text:p>
      <text:p text:style-name="P1"/>
      <text:p text:style-name="P1">export PATH="/home/lbali/Software/Julia/julia/bin:$PATH"</text:p>
      <text:p text:style-name="P1"/>
      <text:p text:style-name="P1">Al instalar el uber-juno, tirará el Atom error de julia-client package.</text:p>
      <text:p text:style-name="P1">Cerrar el Atom.</text:p>
      <text:p text:style-name="P1">Desde una terminal, ejecutar:</text:p>
      <text:p text:style-name="P1"/>
      <text:p text:style-name="P1">apm install julia-client</text:p>
      <text:p text:style-name="P1"/>
      <text:p text:style-name="P1">Volver a correr el Atom y darle “Yes” a lo que pregunta respecto al Julia. Bajará cosas del Julia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ali </meta:initial-creator>
    <meta:creation-date>2019-08-24T19:38:14.842065226</meta:creation-date>
    <dc:date>2019-08-24T19:45:22.326421417</dc:date>
    <dc:creator>lbali </dc:creator>
    <meta:editing-duration>P0D</meta:editing-duration>
    <meta:editing-cycles>1</meta:editing-cycles>
    <meta:document-statistic meta:table-count="0" meta:image-count="0" meta:object-count="0" meta:page-count="1" meta:paragraph-count="12" meta:word-count="81" meta:character-count="515" meta:non-whitespace-character-count="445"/>
    <meta:generator>LibreOffice/4.2.8.2$Linux_X86_64 LibreOffice_project/420m0$Build-2</meta:generator>
  </office:meta>
</office:document-meta>
</file>